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tyleClasses.removeMarkupClass( String renderer , String sub , String mark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yleClasses.updateClassAttribute( UIComponent component , String renderer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tyleClasses.nameOfClass( String renderer , String su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yleClasses.addMarkupClass( UIComponent component , String render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yleClasses.addClass( String renderer , String su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yleClasses.StyleClasses( StyleClasses 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yleClasses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yleClasses.addClasses( StyleClasses styleClass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yleClasses.removeAspectClass( String renderer , String sub , Aspect asp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yleClasses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yleClasses.removeAspectClass( String renderer , Aspect asp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yleClasses.addAspectClass( String renderer , String sub , Aspect asp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yleClasses.ensureStyleClassesCopy(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yleClasses.nameOfAspectClass( String renderer , String sub , Aspect asp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yleClasses.removeMarkupClass( String renderer , String mark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yleClasses.addMarkupClass( String renderer , String mark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yleClasses.removeFullQualifiedClass( String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yleClasses.nameOfAspectClass( String renderer , Aspect asp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yleClasses.removeClass( String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yleClasses.updateClassAttributeAndMarkup( UIComponent component , String render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yleClasses.addMarkupClass( SupportsMarkup supportsMarkup , String rendererName , String sub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yleClasses.addFullQualifiedClass( String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yleClasses.nameOfMarkupClass( String renderer , String sub , String marku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yleClasses.ensureStyleClasses(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yleClasses.removeTobagoClasses( String renderer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yleClasses.addMarkupClass( String renderer , String sub , String mark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yleClasses.removeClass( String renderer , String su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yleClasses.Asp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yleClasses.addAspectClass( String renderer , Aspect asp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yleClasses.Style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